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80000582A00003482A1CD4840.svm"/>
  <manifest:file-entry manifest:media-type="" manifest:full-path="Pictures/200000080000341800001DC50651A872.svm"/>
  <manifest:file-entry manifest:media-type="" manifest:full-path="Pictures/20000008000065650000189A261B490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adornments="Normal" style:font-family-generic="modern" style:font-pitch="fixed"/>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ing_20_1" style:master-page-name="Standard">
      <style:paragraph-properties fo:margin-top="0cm" fo:margin-bottom="0.106cm"/>
    </style:style>
    <style:style style:name="P2" style:family="paragraph" style:parent-style-name="Standard">
      <style:paragraph-properties fo:text-align="start" style:justify-single-word="false" fo:padding="0.049cm" fo:border="0.002cm solid #000000"/>
    </style:style>
    <style:style style:name="P3" style:family="paragraph" style:parent-style-name="Standard">
      <style:paragraph-properties fo:text-align="start" style:justify-single-word="false" fo:background-color="transparent" fo:padding="0.049cm" fo:border="0.002cm solid #000000">
        <style:background-image/>
      </style:paragraph-properties>
    </style:style>
    <style:style style:name="P4" style:family="paragraph" style:parent-style-name="Standard">
      <style:paragraph-properties fo:text-align="start" style:justify-single-word="false" fo:background-color="transparent" fo:padding="0.049cm" fo:border="0.002cm solid #000000">
        <style:background-image/>
      </style:paragraph-properties>
      <style:text-properties style:text-underline-style="none"/>
    </style:style>
    <style:style style:name="P5" style:family="paragraph" style:parent-style-name="Standard">
      <style:paragraph-properties fo:text-align="end" style:justify-single-word="false"/>
    </style:style>
    <style:style style:name="P6" style:family="paragraph" style:parent-style-name="Header">
      <style:paragraph-properties>
        <style:tab-stops/>
      </style:paragraph-properties>
    </style:style>
    <style:style style:name="P7" style:family="paragraph" style:parent-style-name="Heading_20_1">
      <style:paragraph-properties fo:break-before="page"/>
    </style:style>
    <style:style style:name="P8" style:family="paragraph" style:parent-style-name="Standard" style:list-style-name="L1"/>
    <style:style style:name="T1"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WW8Num1">
        <text:list-item>
          <text:p text:style-name="P1">Manuel Utilisateur Fiche Technique Article (FTA)</text:p>
        </text:list-item>
      </text:list>
      <text:p text:style-name="Standard"/>
      <text:p text:style-name="P2"/>
      <text:p text:style-name="P2">Validée par : Boris Sanègre</text:p>
      <text:p text:style-name="P2">Temps de la réalisation :</text:p>
      <text:p text:style-name="P3">Chemin d'accès de la Diffusion PDF: Documentation du module Intranet - Fiche Technique Article</text:p>
      <text:p text:style-name="P3"><text:span text:style-name="T1">Type de Procédure: MANUEL UTILISATEUR</text:span></text:p>
      <text:p text:style-name="P4"/>
      <text:p text:style-name="P5"/>
      <text:list text:style-name="WW8Num1" text:continue-numbering="true">
        <text:list-item>
          <text:p text:style-name="Heading_20_1">Présentation</text:p>
        </text:list-item>
      </text:list>
      <text:p text:style-name="Standard"/>
      <text:p text:style-name="Standard"><text:tab/>Le manuel utilisateur des Fiches Technique Articles est géré par processus. Il existe donc un Manuel Commun, (celui-ci), puis un manuel dédié pour chaque Processus.</text:p>
      <text:p text:style-name="Standard"/>
      <text:list text:style-name="WW8Num1" text:continue-numbering="true">
        <text:list-item>
          <text:p text:style-name="Heading_20_1">Pré-requis</text:p>
          <text:list>
            <text:list-item>
              <text:p text:style-name="Heading_20_2">Systèmes</text:p>
            </text:list-item>
          </text:list>
        </text:list-item>
      </text:list>
      <text:p text:style-name="Standard"/>
      <text:p text:style-name="Standard">Site intranet.agis.fr</text:p>
      <text:p text:style-name="Standard"/>
      <text:list text:style-name="WW8Num1" text:continue-numbering="true">
        <text:list-item>
          <text:list text:continue-numbering="true">
            <text:list-item>
              <text:p text:style-name="Heading_20_2">Logiciels</text:p>
            </text:list-item>
          </text:list>
        </text:list-item>
      </text:list>
      <text:p text:style-name="Standard"/>
      <text:p text:style-name="Standard">Internet Explorer 6</text:p>
      <text:p text:style-name="P6"/>
      <text:list text:style-name="WW8Num1" text:continue-numbering="true">
        <text:list-item>
          <text:list text:continue-numbering="true">
            <text:list-item>
              <text:p text:style-name="Heading_20_2">Droits d'accès</text:p>
            </text:list-item>
          </text:list>
        </text:list-item>
      </text:list>
      <text:p text:style-name="Standard"/>
      <text:p text:style-name="P6">http://intranet.agis.fr/fta/recapitulatif_droits_module.php</text:p>
      <text:list text:style-name="WW8Num1" text:continue-numbering="true">
        <text:list-item>
          <text:list text:continue-numbering="true">
            <text:list-item>
              <text:p text:style-name="Heading_20_2">Documents annexes</text:p>
            </text:list-item>
          </text:list>
        </text:list-item>
      </text:list>
      <text:p text:style-name="Standard"/>
      <text:list text:style-name="WW8Num1" text:continue-numbering="true">
        <text:list-item>
          <text:p text:style-name="Heading_20_3">Manuel Utilisateur</text:p>
        </text:list-item>
      </text:list>
      <text:p text:style-name="Standard"/>
      <text:p text:style-name="Standard">manuel_fta_projet</text:p>
      <text:p text:style-name="Standard">manuel_fta_recette</text:p>
      <text:p text:style-name="Standard">manuel_fta_plalettisation</text:p>
      <text:p text:style-name="Standard">manuel_fta_gestion</text:p>
      <text:p text:style-name="Standard">manuel_fta_qualite</text:p>
      <text:p text:style-name="P6"/>
      <text:p text:style-name="P6">- Cycle de Vie</text:p>
      <text:p text:style-name="P6"/>
      <text:p text:style-name="P6">- Lexique</text:p>
      <text:p text:style-name="P6"/>
      <text:p text:style-name="P6">- Dictionnaires des données</text:p>
      <text:p text:style-name="P6"/>
      <text:p text:style-name="Standard"/>
      <text:list text:style-name="WW8Num1" text:continue-numbering="true">
        <text:list-item>
          <text:p text:style-name="P7">Objectif de la Fiche Technique Article</text:p>
        </text:list-item>
      </text:list>
      <text:p text:style-name="Standard"/>
      <text:p text:style-name="Standard"/>
      <text:p text:style-name="Standard"><text:tab/>La Fiche Technique Article (notée FTA) est un document contenant toute les informations techniques d'un Article donné. L'ensemble de ses informations sont réparties par Chapitre.</text:p>
      <text:p text:style-name="Standard"/>
      <text:p text:style-name="Standard"><text:tab/>l'objectif est de pouvoir limiter les saisies et ressaisies d'une même information dans différents systèmes Informatiques.</text:p>
      <text:p text:style-name="Standard"/>
      <text:p text:style-name="Standard">L'objectif est donc :</text:p>
      <text:p text:style-name="Standard"/>
      <text:list text:style-name="L1">
        <text:list-item>
          <text:p text:style-name="P8">de fiabiliser la saisie des informations</text:p>
        </text:list-item>
        <text:list-item>
          <text:p text:style-name="P8">d'alléger la gestion du dossier technique des Articles</text:p>
        </text:list-item>
        <text:list-item>
          <text:p text:style-name="P8">de pouvoir utiliser ces informations facilement depuis d'autre système.</text:p>
        </text:list-item>
      </text:list>
      <text:p text:style-name="Standard"/>
      <text:list text:style-name="WW8Num1" text:continue-numbering="true">
        <text:list-item>
          <text:p text:style-name="Heading_20_1">Comment se présente une FTA</text:p>
        </text:list-item>
      </text:list>
      <text:p text:style-name="Standard"/>
      <text:p text:style-name="Standard"><text:tab/>Une FTA est constitué de plusieurs chapitres. Chaque Chapitre est géré par un groupe de personnes défini. Ce groupe est appelé Processus. Un processus peut gérer plusieurs chapitres</text:p>
      <text:p text:style-name="Standard"/>
      <text:p text:style-name="Standard"><text:tab/>Le sommet de la Fiche Technique Article contient un navigateur qui vous permet de passer de chapitre en chapitre.</text:p>
      <text:p text:style-name="Standard"/>
      <text:p text:style-name="Standard"/>
      <text:p text:style-name="Standard"><draw:frame draw:style-name="fr1" draw:name="Image3" text:anchor-type="paragraph" svg:width="18.944cm" svg:height="11.282cm" draw:z-index="2"><draw:image xlink:href="Pictures/200000080000582A00003482A1CD4840.svm" xlink:type="simple" xlink:show="embed" xlink:actuate="onLoad"/></draw:frame></text:p>
      <text:list text:style-name="WW8Num1" text:continue-numbering="true">
        <text:list-item>
          <text:p text:style-name="P7">Cycle de Vie</text:p>
        </text:list-item>
      </text:list>
      <text:p text:style-name="Standard"/>
      <text:p text:style-name="Standard"><text:tab/>Une Fiche Technique est qualifié d'un état. Cet état donne une indication sur son cycle de vie.</text:p>
      <text:p text:style-name="Standard"/>
      <text:list text:style-name="WW8Num1" text:continue-numbering="true">
        <text:list-item>
          <text:p text:style-name="Heading_20_2">Définition des Etats de la FTA</text:p>
        </text:list-item>
      </text:list>
      <text:p text:style-name="Standard"/>
      <text:list text:style-name="WW8Num1" text:continue-numbering="true">
        <text:list-item>
          <text:p text:style-name="Heading_20_3">Initialisation</text:p>
        </text:list-item>
      </text:list>
      <text:p text:style-name="Standard"/>
      <text:p text:style-name="Standard"><text:tab/>Cet état est l'état par défaut lors de la création d'une FTA. Seul le processus "Chef de Projet" peut mettre une FTA dans cet état.</text:p>
      <text:p text:style-name="Standard"/>
      <text:p text:style-name="Standard"><text:tab/>Le Cycle de vie correspondant à l'état Initialisation est le plus important car il fait intervenir un grand nombre de processus. Il est donc important de remplir minutieusement ses chapitres respectifs.</text:p>
      <text:p text:style-name="Standard"/>
      <text:list text:style-name="WW8Num1" text:continue-numbering="true">
        <text:list-item>
          <text:p text:style-name="Heading_20_3">Validée</text:p>
        </text:list-item>
      </text:list>
      <text:p text:style-name="Standard"/>
      <text:p text:style-name="Standard"><text:tab/>Les FTA en état Validé sont consultables par toutes les personnes ayant les droits de consultation sur le module. Ils peuvent aussi exporter au format PDF la fiche (si ils ont le droit adéquate).</text:p>
      <text:p text:style-name="Standard"/>
      <text:p text:style-name="Standard"/>
      <text:list text:style-name="WW8Num1" text:continue-numbering="true">
        <text:list-item>
          <text:p text:style-name="Heading_20_3">Mise à jour</text:p>
        </text:list-item>
      </text:list>
      <text:p text:style-name="Standard"/>
      <text:p text:style-name="Standard"><text:tab/>La Mise à jour est initiée par le processus Qualité. Il permet entre autre de mettre à jour les durées de vie techniques ou de remettre en forme la composition imprimée sur les étiquettes Articles.</text:p>
      <text:p text:style-name="Standard"/>
      <text:p text:style-name="Standard"/>
      <text:list text:style-name="WW8Num1" text:continue-numbering="true">
        <text:list-item>
          <text:p text:style-name="Heading_20_3">Archivé</text:p>
        </text:list-item>
      </text:list>
      <text:p text:style-name="Standard"/>
      <text:p text:style-name="Standard"><text:tab/>L'état "Archivé" permet de mettre de coté des FTA qui ne doivent pas être utilisées pendant une période qui nécessitera pas la suite une mise à jour importante de celle-ci.</text:p>
      <text:p text:style-name="Standard"/>
      <text:p text:style-name="Standard"/>
      <text:list text:style-name="WW8Num1" text:continue-numbering="true">
        <text:list-item>
          <text:p text:style-name="Heading_20_3">Retiré</text:p>
        </text:list-item>
      </text:list>
      <text:p text:style-name="Standard"/>
      <text:p text:style-name="Standard"><text:tab/>Les anciennes version de FTA sont stocké dans l'état "Retiré". Le processus "Chef de Projet" peut aussi choisir de mettre n'importe quelle FTA dans cet état.</text:p>
      <text:p text:style-name="Standard"/>
      <text:p text:style-name="Standard"><text:tab/>Une FTA en état "Retiré" peut tout de même revenir en état "Initialisation"</text:p>
      <text:p text:style-name="Standard"/>
      <text:p text:style-name="Standard"/>
      <text:p text:style-name="Standard"/>
      <text:p text:style-name="Standard"/>
      <text:list text:style-name="WW8Num1" text:continue-numbering="true">
        <text:list-item>
          <text:p text:style-name="P7">Moteur de Recherche</text:p>
        </text:list-item>
      </text:list>
      <text:p text:style-name="Standard"/>
      <text:p text:style-name="Standard"><text:tab/>Le moteur de recherche est à utilisé en priorité lorsqu'on souhaite accéder à une FTA.</text:p>
      <text:p text:style-name="Standard"><draw:frame draw:style-name="fr2" draw:name="Image1" text:anchor-type="paragraph" svg:x="2.805cm" svg:y="0.238cm" svg:width="13.337cm" svg:height="7.622cm" draw:z-index="0"><draw:image xlink:href="Pictures/200000080000341800001DC50651A872.svm" xlink:type="simple" xlink:show="embed" xlink:actuate="onLoad"/></draw:frame></text:p>
      <text:list text:style-name="WW8Num1" text:continue-numbering="true">
        <text:list-item>
          <text:p text:style-name="Heading_20_2">Une liste de recherche personnalisable</text:p>
        </text:list-item>
      </text:list>
      <text:p text:style-name="Standard"/>
      <text:p text:style-name="Standard">La liste de recherche peut incorporer d'autres élements de la FTA. N'hésitez pas à en faire la demande auprès du service Informatique.</text:p>
      <text:p text:style-name="Standard"/>
      <text:list text:style-name="WW8Num1" text:continue-numbering="true">
        <text:list-item>
          <text:p text:style-name="Heading_20_2">Recherche Combinée</text:p>
        </text:list-item>
      </text:list>
      <text:p text:style-name="Standard"/>
      <text:p text:style-name="Standard">Il est possible de rechercher une FTA à partir de plusieurs critère.</text:p>
      <text:p text:style-name="Standard"/>
      <text:p text:style-name="Standard">Utilisez le "ET" et le "OU" pour ajouter de nouveaux critères de recherche. Vous n'avez aucune limite.</text:p>
      <text:p text:style-name="Standard"/>
      <text:p text:style-name="Standard"><draw:frame draw:style-name="fr3" draw:name="Image2" text:anchor-type="paragraph" svg:width="18.944cm" svg:height="4.597cm" draw:z-index="1"><draw:image xlink:href="Pictures/20000008000065650000189A261B490A.svm" xlink:type="simple" xlink:show="embed" xlink:actuate="onLoad"/></draw:frame></text:p>
      <text:list text:style-name="WW8Num1" text:continue-numbering="true">
        <text:list-item>
          <text:p text:style-name="Heading_20_2">L'opérateur "Liste"</text:p>
        </text:list-item>
      </text:list>
      <text:p text:style-name="Standard"/>
      <text:p text:style-name="Standard"><text:tab/>L'opérateur "Liste" vous permet d'avoir une liste déroulante des éléments possible par rapport à votre critère de recherche. Il peut se révéler très util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adornments="Normal" style:font-family-generic="modern" style:font-pitch="fixed"/>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paragraph-properties>
      <style:text-properties style:use-window-font-color="true" style:font-name="Arial1" fo:font-size="10pt" fo:language="fr" fo:country="FR" style:font-name-asian="Times New Roman" style:font-size-asian="12pt" style:language-asian="none" style:country-asian="none"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WW8Num1" style:class="text">
      <style:paragraph-properties fo:margin-left="0cm" fo:margin-right="0cm" fo:margin-top="0.423cm" fo:margin-bottom="0.106cm" fo:text-align="center" style:justify-single-word="false" fo:text-indent="0cm" style:auto-text-indent="false" fo:padding-left="0.141cm" fo:padding-right="0.141cm" fo:padding-top="0.035cm" fo:padding-bottom="0.035cm" fo:border="0.002cm solid #000000" fo:keep-with-next="always"/>
      <style:text-properties fo:color="#0000ff" style:font-name="Courier New" fo:font-size="18pt" fo:font-weight="bold" style:letter-kerning="true" style:font-size-asian="20pt" style:font-weight-asian="bold"/>
    </style:style>
    <style:style style:name="Heading_20_2" style:display-name="Heading 2" style:family="paragraph" style:parent-style-name="Standard" style:next-style-name="Standard" style:list-style-name="WW8Num1"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02cm solid #000000" fo:keep-with-next="always"/>
      <style:text-properties fo:color="#0000ff" style:font-name="Courier New" fo:font-size="12pt" fo:font-style="italic" fo:font-weight="bold" style:font-size-asian="14pt" style:font-style-asian="italic" style:font-weight-asian="bold"/>
    </style:style>
    <style:style style:name="Heading_20_3" style:display-name="Heading 3" style:family="paragraph" style:parent-style-name="Standard" style:next-style-name="Standard" style:list-style-name="WW8Num1" style:class="text">
      <style:paragraph-properties fo:margin-left="0cm" fo:margin-right="0cm" fo:margin-top="0.423cm" fo:margin-bottom="0.106cm" fo:text-indent="0cm" style:auto-text-indent="false" fo:keep-with-next="always"/>
      <style:text-properties fo:color="#0000ff" style:font-name="Courier New" fo:font-size="10.5pt" fo:font-style="italic" style:text-underline-style="wave" style:text-underline-width="auto" style:text-underline-color="font-color" style:font-size-asian="12pt" style:font-style-asian="italic"/>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Titre" style:family="paragraph" style:parent-style-name="Standard" style:next-style-name="Text_20_body">
      <style:paragraph-properties fo:margin-top="0.423cm" fo:margin-bottom="0.212cm" fo:keep-with-next="always"/>
      <style:text-properties style:font-name="Albany" fo:font-size="14pt" style:font-name-asian="HG Mincho Light J" style:font-size-asian="14pt"/>
    </style:style>
    <style:style style:name="code_20_source" style:display-name="code source" style:family="paragraph" style:parent-style-name="Heading_20_9" style:list-style-name="List_20_1" style:class="text">
      <style:paragraph-properties fo:margin-left="1cm" fo:margin-right="0cm" fo:text-align="start" style:justify-single-word="false" fo:text-indent="0cm" style:auto-text-indent="false" fo:background-color="#ccffff" fo:padding="0.049cm" fo:border="0.002cm solid #000000">
        <style:tab-stops/>
        <style:background-image/>
      </style:paragraph-properties>
      <style:text-properties style:font-name="Courier New1" fo:font-weight="normal"/>
    </style:style>
    <style:style style:name="ecran_5f_agrologic" style:display-name="ecran_agrologic" style:family="paragraph" style:parent-style-name="Standard" style:next-style-name="Standard" style:class="text">
      <style:paragraph-properties fo:text-align="center" style:justify-single-word="false"/>
      <style:text-properties style:font-name="Courier New1"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Bullet_20_Symbols" text:bullet-char="">
        <style:list-level-properties text:space-before="0.002cm" text:min-label-width="0.497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text-properties fo:font-size="6pt" style:font-size-asian="6pt" style:language-asian="fr" style:country-asian="FR" style:font-size-complex="6pt"/>
    </style:style>
    <style:style style:name="T1" style:family="text">
      <style:text-properties style:language-asian="fr" style:country-asian="FR"/>
    </style:style>
    <style:page-layout style:name="pm1">
      <style:page-layout-properties fo:page-width="20.999cm" fo:page-height="29.699cm" style:num-format="1" style:print-orientation="portrait" fo:margin-top="1.27cm" fo:margin-bottom="0.395cm" fo:margin-left="1.032cm" fo:margin-right="1.023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46cm" fo:margin-left="0cm" fo:margin-right="0cm" fo:margin-bottom="0.847cm" style:dynamic-spacing="true"/>
      </style:header-style>
      <style:footer-style>
        <style:header-footer-properties fo:min-height="2.591cm" fo:margin-left="0cm" fo:margin-right="0cm" fo:margin-top="2.092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Header">Pratiques de Techniques Informatiques</text:p>
        <text:p text:style-name="Header"/>
        <text:p text:style-name="Header"><text:span text:style-name="T1">Service Informatique<text:tab/>Page </text:span><text:span text:style-name="T1"><text:page-number text:select-page="current">4</text:page-number></text:span><text:span text:style-name="T1"><text:tab/></text:span><text:span text:style-name="T1"><text:date style:data-style-name="N30" text:date-value="2006-05-02T11:10:13.63">02/05/2006</text:date></text:span></text:p>
      </style:header>
      <style:footer>
        <text:p text:style-name="Footer"><text:span text:style-name="T1">Page </text:span><text:span text:style-name="T1"><text:page-number text:select-page="current">4</text:page-number></text:span><text:span text:style-name="T1"> sur </text:span><text:span text:style-name="T1"><text:page-count>4</text:page-count></text:span></text:p>
        <text:p text:style-name="P1"><text:file-name text:display="full">\\Agis1998\VOL1\data\departement\gestion_informatique\informatique\commun\projets\fiche_technique_article\documentations\manuel_utilisateur.odt</text:file-n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user agis</meta:initial-creator>
    <meta:creation-date>2006-01-10T10:21:42</meta:creation-date>
    <dc:creator>user agis</dc:creator>
    <dc:date>2006-05-02T11:10:13</dc:date>
    <meta:printed-by>user agis</meta:printed-by>
    <meta:print-date>2006-04-14T10:08:41</meta:print-date>
    <dc:language>fr-FR</dc:language>
    <meta:editing-cycles>11</meta:editing-cycles>
    <meta:editing-duration>PT12H33M50S</meta:editing-duration>
    <meta:user-defined meta:name="Info 1"/>
    <meta:user-defined meta:name="Info 2"/>
    <meta:user-defined meta:name="Info 3"/>
    <meta:user-defined meta:name="Info 4"/>
    <meta:document-statistic meta:table-count="0" meta:image-count="3" meta:object-count="0" meta:page-count="4" meta:paragraph-count="62" meta:word-count="566" meta:character-count="3617"/>
  </office:meta>
</office:document-meta>
</file>